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h text:style-name="P1" text:outline-level="2"><text:span text:style-name="T2">Criterio A: Consulta con el cliente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s" style:country-asian="PE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Arial Unicode MS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 Taylor</meta:initial-creator>
    <dc:creator>Carlo Franco Díaz Rodríguez</dc:creator>
    <meta:creation-date>2010-05-11T16:46:00Z</meta:creation-date>
    <dc:date>2019-11-17T18:00:00Z</dc:date>
    <meta:template xlink:href="Normal.dotm" xlink:type="simple"/>
    <meta:editing-cycles>10</meta:editing-cycles>
    <meta:editing-duration>PT2460S</meta:editing-duration>
    <meta:document-statistic meta:page-count="1" meta:paragraph-count="1" meta:word-count="5" meta:character-count="35" meta:row-count="1" meta:non-whitespace-character-count="31"/>
  </office:meta>
</office:document-meta>
</file>